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6.49pt"/>
    </style:style>
    <style:style style:name="co2" style:family="table-column">
      <style:table-column-properties fo:break-before="auto" style:column-width="195.76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ntabilidad de promedio de horas de labor diaria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Fecha inicio</text:p>
          </table:table-cell>
          <table:table-cell table:style-name="ce3" office:value-type="date" office:date-value="2017-03-06" calcext:value-type="date">
            <text:p>06/03/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ima fecha</text:p>
          </table:table-cell>
          <table:table-cell table:style-name="ce3" office:value-type="date" office:date-value="2017-07-25" calcext:value-type="date">
            <text:p>25/07/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días (sin contar faltas)</text:p>
          </table:table-cell>
          <table:table-cell table:style-name="ce1" table:formula="of:=NETWORKDAYS([.B2];[.B3])" office:value-type="string" office:string-value="102" calcext:value-type="string">
            <text:p>1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as labor diarias (sin contar faltas)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horas (sin contar faltas)</text:p>
          </table:table-cell>
          <table:table-cell table:formula="of:=[.B4] * [.B5]" office:value-type="string" office:string-value="816" calcext:value-type="string">
            <text:p>8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s de suspensión o ausencia</text:p>
          </table:table-cell>
          <table:table-cell table:style-name="ce1" office:value-type="string" calcext:value-type="string">
            <text:p>Horas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3-30" calcext:value-type="date">
            <text:p>30/3/201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4-17" calcext:value-type="date">
            <text:p>17/04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4-26" calcext:value-type="date">
            <text:p>26/04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01" calcext:value-type="date">
            <text:p>01/05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02" calcext:value-type="date">
            <text:p>02/05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03" calcext:value-type="date">
            <text:p>03/05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04" calcext:value-type="date">
            <text:p>04/05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08" calcext:value-type="date">
            <text:p>08/05/2017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05" calcext:value-type="date">
            <text:p>05/05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10" calcext:value-type="date">
            <text:p>10/05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7-05-12" calcext:value-type="date">
            <text:p>12/05/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15" calcext:value-type="date">
            <text:p>15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18" calcext:value-type="date">
            <text:p>18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19" calcext:value-type="date">
            <text:p>19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22" calcext:value-type="date">
            <text:p>22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23" calcext:value-type="date">
            <text:p>23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24" calcext:value-type="date">
            <text:p>24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26" calcext:value-type="date">
            <text:p>26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29" calcext:value-type="date">
            <text:p>29/05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5-31" calcext:value-type="date">
            <text:p>31/05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05" calcext:value-type="date">
            <text:p>05/06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07" calcext:value-type="date">
            <text:p>07/06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09" calcext:value-type="date">
            <text:p>09/06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12" calcext:value-type="date">
            <text:p>12/06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14" calcext:value-type="date">
            <text:p>14/06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22" calcext:value-type="date">
            <text:p>22/06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22" calcext:value-type="date">
            <text:p>22/06/201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26" calcext:value-type="date">
            <text:p>26/06/201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28" calcext:value-type="date">
            <text:p>28/06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6-29" calcext:value-type="date">
            <text:p>29/06/20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7-03" calcext:value-type="date">
            <text:p>03/07/2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7-04" calcext:value-type="date">
            <text:p>04/07/201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7-06" calcext:value-type="date">
            <text:p>06/07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7-18" calcext:value-type="date">
            <text:p>18/07/201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7-19" calcext:value-type="date">
            <text:p>19/07/2017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7-07-20" calcext:value-type="date">
            <text:p>20/07/20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horas faltantes</text:p>
          </table:table-cell>
          <table:table-cell table:style-name="ce1" table:formula="of:=SUM([.B8:.B43])" office:value-type="string" office:string-value="169.5" calcext:value-type="string">
            <text:p>1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horas cumplidas (B6 - B44)</text:p>
          </table:table-cell>
          <table:table-cell table:style-name="ce1" table:formula="of:=[.B6] - [.B44]" office:value-type="string" office:string-value="646.5" calcext:value-type="string">
            <text:p>64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medio horas diarias (B45 / B4)</text:p>
          </table:table-cell>
          <table:table-cell table:style-name="ce5" table:formula="of:=[.B45]/[.B4]" office:value-type="string" office:string-value="6.338235294" calcext:value-type="string">
            <text:p>6.338235294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date-style style:name="N127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" meta:object-count="0"/>
    <meta:generator>LibreOfficeDev/5.1.0.3$Linux_X86_64 LibreOffice_project/</meta:generator>
  </office:meta>
</office:document-meta>
</file>